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70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6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70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2"/>
          <table:table-cell table:style-name="ce71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75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7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2"/>
          <table:table-cell table:style-name="ce71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75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3"/>
          <table:table-cell table:style-name="ce7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71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75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number-columns-repeated="3"/>
          <table:table-cell table:style-name="ce5" office:value-type="string" calcext:value-type="string">
            <text:p>37 (train CD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71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4"/>
          <table:table-cell table:style-name="ce68" office:value-type="string" calcext:value-type="string">
            <text:p>learning rate</text:p>
          </table:table-cell>
          <table:table-cell table:style-name="ce72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72" office:value-type="string" calcext:value-type="string" table:number-columns-spanned="3" table:number-rows-spanned="1">
            <text:p>Adam</text:p>
          </table:table-cell>
          <table:covered-table-cell table:number-columns-repeated="2" table:style-name="ce76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style-name="ce33" office:value-type="float" office:value="0.001" calcext:value-type="float">
            <text:p>0.001</text:p>
          </table:table-cell>
          <table:table-cell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 table:style-name="ce1"/>
          <table:table-cell table:style-name="ce74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74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number-columns-repeated="1009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table:style-name="ce52" office:value-type="string" calcext:value-type="string">
            <text:p>61.3 @ 3</text:p>
          </table:table-cell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table:style-name="ce52" office:value-type="string" calcext:value-type="string">
            <text:p>64.2 @ 6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9T21:51:47.606916080</dc:date>
    <meta:editing-duration>P10DT8M34S</meta:editing-duration>
    <meta:editing-cycles>190</meta:editing-cycles>
    <meta:document-statistic meta:table-count="1" meta:cell-count="364" meta:object-count="0"/>
  </office:meta>
</office:document-meta>
</file>